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7e8" officeooo:paragraph-rsid="001437e8"/>
    </style:style>
    <style:style style:name="P2" style:family="paragraph" style:parent-style-name="Standard">
      <style:text-properties officeooo:rsid="001476d5" officeooo:paragraph-rsid="001476d5"/>
    </style:style>
    <style:style style:name="P3" style:family="paragraph" style:parent-style-name="Standard">
      <style:text-properties officeooo:rsid="0014b2d3" officeooo:paragraph-rsid="0014b2d3"/>
    </style:style>
    <style:style style:name="P4" style:family="paragraph" style:parent-style-name="Standard">
      <style:text-properties officeooo:rsid="00197c08" officeooo:paragraph-rsid="00197c08"/>
    </style:style>
    <style:style style:name="P5" style:family="paragraph" style:parent-style-name="Standard">
      <style:text-properties officeooo:rsid="001a2fa2" officeooo:paragraph-rsid="001a2fa2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37e8" officeooo:paragraph-rsid="001437e8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76d5" officeooo:paragraph-rsid="001476d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865b" officeooo:paragraph-rsid="001d865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437e8" officeooo:paragraph-rsid="001437e8"/>
    </style:style>
    <style:style style:name="P10" style:family="paragraph" style:parent-style-name="Standard">
      <style:text-properties style:text-underline-style="none" fo:font-weight="normal" officeooo:rsid="001d865b" officeooo:paragraph-rsid="001d865b" style:font-weight-asian="normal" style:font-weight-complex="normal"/>
    </style:style>
    <style:style style:name="P11" style:family="paragraph" style:parent-style-name="Standard">
      <style:text-properties officeooo:rsid="001476d5" officeooo:paragraph-rsid="001476d5"/>
    </style:style>
    <style:style style:name="P12" style:family="paragraph" style:parent-style-name="Standard" style:list-style-name="L1">
      <style:text-properties officeooo:rsid="001f565b" officeooo:paragraph-rsid="001f565b"/>
    </style:style>
    <style:style style:name="P13" style:family="paragraph" style:parent-style-name="Standard">
      <style:text-properties officeooo:rsid="001f565b" officeooo:paragraph-rsid="001f565b"/>
    </style:style>
    <style:style style:name="T1" style:family="text">
      <style:text-properties officeooo:rsid="001476d5"/>
    </style:style>
    <style:style style:name="T2" style:family="text">
      <style:text-properties officeooo:rsid="0015a46a"/>
    </style:style>
    <style:style style:name="T3" style:family="text">
      <style:text-properties officeooo:rsid="001a2f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ssues:</text:p>
      <text:p text:style-name="P10"/>
      <text:p text:style-name="P10"/>
      <text:p text:style-name="P6"/>
      <text:p text:style-name="P6">Determining quality standards for production:</text:p>
      <text:p text:style-name="P9"/>
      <text:p text:style-name="P1">The quality standard of the working applications in this projects were set according to the V&amp;V referential method. The following standards of quality were deployed as the minimal level, the application would follow while in production:</text:p>
      <text:p text:style-name="P1"/>
      <text:p text:style-name="P1"/>
      <text:p text:style-name="P1">1. Manual Testing of the code as well as the whole application, following the test methodologies provided with this document.</text:p>
      <text:p text:style-name="P1"/>
      <text:p text:style-name="P1">2. Code Review with the help of other programmers and mentors.</text:p>
      <text:p text:style-name="P1"/>
      <text:p text:style-name="P1">3. Maximum of 5 number of bugs allowed in the program. If more than 5 issues have arose, then the number of issues <text:span text:style-name="T1">had</text:span> be<text:span text:style-name="T1">en</text:span> decreased to less than 5 as soon as possible.</text:p>
      <text:p text:style-name="P1"/>
      <text:p text:style-name="P2">4. Performance benchmarking with the help of version control and specific time limits.</text:p>
      <text:p text:style-name="P2"/>
      <text:p text:style-name="P2">5. Code validation using documentation and class methods.</text:p>
      <text:p text:style-name="P2"/>
      <text:p text:style-name="P3">6. Code walkthroughs to other programmers online or face-to-face.</text:p>
      <text:p text:style-name="P3"/>
      <text:p text:style-name="P5">7. Bug tracking using online version control issues.</text:p>
      <text:p text:style-name="P2"/>
      <text:p text:style-name="P13">8. The following code standards were to be applied for the program:</text:p>
      <text:p text:style-name="P13"/>
      <text:list xml:id="list755417852" text:style-name="L1">
        <text:list-item>
          <text:p text:style-name="P12">Proper indentation of code.</text:p>
        </text:list-item>
        <text:list-item>
          <text:p text:style-name="P12">Proper naming standards for classes and methods.</text:p>
        </text:list-item>
        <text:list-item>
          <text:p text:style-name="P12">Proper code documentation.</text:p>
        </text:list-item>
        <text:list-item>
          <text:p text:style-name="P12">A method has to be less than one page of code.</text:p>
        </text:list-item>
        <text:list-item>
          <text:p text:style-name="P12">A line of code has to be less than eighty characters.</text:p>
        </text:list-item>
        <text:list-item>
          <text:p text:style-name="P12">Each code file has to be less than a thousand lines.</text:p>
        </text:list-item>
        <text:list-item>
          <text:p text:style-name="P12">Proper encapsulation of code.</text:p>
        </text:list-item>
      </text:list>
      <text:p text:style-name="P2"/>
      <text:p text:style-name="P7">Determining the quality standards for the final product:</text:p>
      <text:p text:style-name="P2"/>
      <text:p text:style-name="P2">The quality standards for the final product was based on what was achieved during the production. The following standards were finalised into the final product:</text:p>
      <text:p text:style-name="P2"/>
      <text:p text:style-name="P2">1. Less than 5 bugs at maximum for the application. Issues more then 5 were immediately decreased to <text:span text:style-name="T2">less than </text:span>5 <text:span text:style-name="T3">(Issue tracking)</text:span>.</text:p>
      <text:p text:style-name="P2"/>
      <text:p text:style-name="P2">2. Performance benchmarking using version control.</text:p>
      <text:p text:style-name="P2"/>
      <text:p text:style-name="P2">3. Code validation using code documentation.</text:p>
      <text:p text:style-name="P2"/>
      <text:p text:style-name="P2">4. Code review with the help of other mentors and programmers.</text:p>
      <text:p text:style-name="P2"/>
      <text:p text:style-name="P2">5. Verification of the whole application against the requirements.</text:p>
      <text:p text:style-name="P2"><text:soft-page-break/></text:p>
      <text:p text:style-name="P3">6. Code walkthroughs to other programmers and reviews for checking bugs.</text:p>
      <text:p text:style-name="P3"/>
      <text:p text:style-name="P4">7. UI testing:</text:p>
      <text:p text:style-name="P4"><text:tab/>Proper validation tests, at least one enhancement featur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9:42:01.864000000</meta:creation-date>
    <dc:date>2017-11-28T13:51:48.402000000</dc:date>
    <meta:editing-duration>PT24M9S</meta:editing-duration>
    <meta:editing-cycles>10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28" meta:word-count="325" meta:character-count="1972" meta:non-whitespace-character-count="1681"/>
  </office:meta>
</office:document-meta>
</file>